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7542in"/>
    </style:style>
    <style:style style:name="Table1.C" style:family="table-column">
      <style:table-column-properties style:column-width="3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8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size="12pt" officeooo:rsid="00008e92" officeooo:paragraph-rsid="000bb812" style:font-name-asian="Noto Sans Mono CJK SC" style:font-size-asian="12pt" style:font-name-complex="Liberation Mono" style:font-size-complex="12pt"/>
    </style:style>
    <style:style style:name="P2" style:family="paragraph" style:parent-style-name="Table_20_Contents"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3" style:family="paragraph" style:parent-style-name="Table_20_Contents">
      <style:text-properties style:font-name="Liberation Serif" fo:font-size="12pt" officeooo:paragraph-rsid="00008e92" style:font-size-asian="12pt" style:font-size-complex="12pt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bb812" officeooo:paragraph-rsid="000bb812" style:font-name-asian="Noto Sans Mono CJK SC" style:font-size-asian="12pt" style:font-name-complex="Liberation Mono" style:font-size-complex="12pt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20f90" officeooo:paragraph-rsid="00120f90" style:font-name-asian="Noto Sans Mono CJK SC" style:font-size-asian="12pt" style:font-name-complex="Liberation Mono" style:font-size-complex="12pt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08e92" officeooo:paragraph-rsid="0013b50d" style:font-name-asian="Noto Sans Mono CJK SC" style:font-size-asian="12pt" style:font-name-complex="Liberation Mono" style:font-size-complex="12pt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a292d" officeooo:paragraph-rsid="000a292d" style:font-name-asian="Noto Sans Mono CJK SC" style:font-size-asian="12pt" style:font-name-complex="Liberation Mono" style:font-size-complex="12pt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aa70f" officeooo:paragraph-rsid="000aa70f" style:font-name-asian="Noto Sans Mono CJK SC" style:font-size-asian="12pt" style:font-name-complex="Liberation Mono" style:font-size-complex="12pt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paragraph-rsid="0008f960" style:font-size-asian="12pt" style:font-size-complex="12pt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0650e" officeooo:paragraph-rsid="0010650e" style:font-name-asian="Noto Sans Mono CJK SC" style:font-size-asian="12pt" style:font-name-complex="Liberation Mono" style:font-size-complex="12pt"/>
    </style:style>
    <style:style style:name="P12" style:family="paragraph" style:parent-style-name="Preformatted_20_Text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erif" fo:font-size="12pt" style:font-size-asian="12pt" style:font-size-complex="12pt"/>
    </style:style>
    <style:style style:name="P14" style:family="paragraph" style:parent-style-name="Text_20_body">
      <style:text-properties style:font-name="Liberation Serif" fo:font-size="12pt" style:font-size-asian="12pt" style:font-size-complex="12pt"/>
    </style:style>
    <style:style style:name="P15" style:family="paragraph" style:parent-style-name="Text_20_body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bb812" officeooo:paragraph-rsid="000bb812" style:font-name-asian="Noto Sans Mono CJK SC" style:font-size-asian="12pt" style:font-name-complex="Liberation Mono" style:font-size-complex="12pt"/>
    </style:style>
    <style:style style:name="P17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7297a" officeooo:paragraph-rsid="0017297a" style:font-name-asian="Noto Sans Mono CJK SC" style:font-size-asian="12pt" style:font-name-complex="Liberation Mono" style:font-size-complex="12pt"/>
    </style:style>
    <style:style style:name="P18" style:family="paragraph">
      <loext:graphic-properties draw:fill="none"/>
    </style:style>
    <style:style style:name="T1" style:family="text">
      <style:text-properties officeooo:rsid="0005b933"/>
    </style:style>
    <style:style style:name="T2" style:family="text">
      <style:text-properties officeooo:rsid="0008f960"/>
    </style:style>
    <style:style style:name="T3" style:family="text">
      <style:text-properties officeooo:rsid="000aa70f"/>
    </style:style>
    <style:style style:name="T4" style:family="text">
      <style:text-properties officeooo:rsid="00008e92" style:font-name-asian="Noto Sans Mono CJK SC" style:font-name-complex="Liberation Mono"/>
    </style:style>
    <style:style style:name="T5" style:family="text">
      <style:text-properties officeooo:rsid="0008f960" style:font-name-asian="Noto Sans Mono CJK SC" style:font-name-complex="Liberation Mono"/>
    </style:style>
    <style:style style:name="T6" style:family="text">
      <style:text-properties officeooo:rsid="000337d4" style:font-name-asian="Noto Sans Mono CJK SC" style:font-name-complex="Liberation Mono"/>
    </style:style>
    <style:style style:name="T7" style:family="text">
      <style:text-properties officeooo:rsid="0003ba21" style:font-name-asian="Noto Sans Mono CJK SC" style:font-name-complex="Liberation Mono"/>
    </style:style>
    <style:style style:name="gr1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6.4839in" fo:min-width="7.3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5"><draw:custom-shape text:anchor-type="paragraph" draw:z-index="0" draw:name="Shape1" draw:style-name="gr1" draw:text-style-name="P18" svg:width="7.3858in" svg:height="6.4843in" svg:x="-0.2307in" svg:y="-0.0937in"><text:p/><draw:enhanced-geometry svg:viewBox="0 0 21600 21600" draw:type="rectangle" draw:enhanced-path="M 0 0 L 21600 0 21600 21600 0 21600 0 0 Z N"/></draw:custom-shape>Fron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T4">Class Name : </text:span><text:span text:style-name="T5">Payslip</text:span><text:span text:style-name="T6"> </text:span></text:p>
          </table:table-cell>
          <table:table-cell table:style-name="Table1.A1" office:value-type="string">
            <text:p text:style-name="P2">ID : <text:span text:style-name="T2">5</text:span></text:p>
          </table:table-cell>
          <table:table-cell table:style-name="Table1.C1" office:value-type="string">
            <text:p text:style-name="P2">Type : Concrete, Domain</text:p>
          </table:table-cell>
        </table:table-row>
        <table:table-row>
          <table:table-cell table:style-name="Table1.A2" table:number-columns-spanned="2" office:value-type="string">
            <text:p text:style-name="P2">Description : </text:p>
            <text:p text:style-name="P10"><text:span text:style-name="T7">A </text:span><text:span text:style-name="T5">monthly payslip for an employee </text:span></text:p>
            <text:p text:style-name="P2"/>
          </table:table-cell>
          <table:covered-table-cell/>
          <table:table-cell table:style-name="Table1.C2" office:value-type="string">
            <text:p text:style-name="P2">Association UseCase : <text:span text:style-name="T1"><text:s/></text:span></text:p>
            <text:p text:style-name="P11">PayslipAddition</text:p>
            <text:p text:style-name="P11">PayslipEddition</text:p>
            <text:p text:style-name="P11">PayslipRepresentation</text:p>
            <text:p text:style-name="P11">ReportManagement</text:p>
          </table:table-cell>
        </table:table-row>
        <table:table-row table:style-name="Table1.3">
          <table:table-cell table:style-name="Table1.A2" table:number-columns-spanned="2" office:value-type="string">
            <text:p text:style-name="P2">Responsibilities :</text:p>
            <text:p text:style-name="P8">Edit</text:p>
            <text:p text:style-name="P8">Add</text:p>
            <text:p text:style-name="P8">Show</text:p>
          </table:table-cell>
          <table:covered-table-cell/>
          <table:table-cell table:style-name="Table1.C2" office:value-type="string">
            <text:p text:style-name="P2">Collaborators :</text:p>
            <text:p text:style-name="P8">Manager</text:p>
            <text:p text:style-name="P9">Manager</text:p>
            <text:p text:style-name="P9">Employee,Manager</text:p>
          </table:table-cell>
        </table:table-row>
      </table:table>
      <text:p text:style-name="P13"/>
      <text:p text:style-name="P13"/>
      <text:p text:style-name="P12">Back 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Attributes :</text:p>
            <text:p text:style-name="P4">PayslipID (Integer)</text:p>
            <text:p text:style-name="P5">CompanyID (Integer)</text:p>
            <text:p text:style-name="P4">Year (Integer)</text:p>
            <text:p text:style-name="P4">Month (Integer)</text:p>
            <text:p text:style-name="P4">EmployeeID (Integer)</text:p>
            <text:p text:style-name="P4">LastModifiedDate (Timestamp)</text:p>
            <text:p text:style-name="P17">Data (json)</text:p>
          </table:table-cell>
        </table:table-row>
        <table:table-row>
          <table:table-cell table:style-name="Table2.A2" office:value-type="string">
            <text:p text:style-name="P2">Relationships :</text:p>
            <text:p text:style-name="P6">Generalization ( a-kind-of ) :</text:p>
            <text:p text:style-name="P6"/>
            <text:p text:style-name="P6">Aggregation ( has-parts ) :</text:p>
            <text:p text:style-name="P6"/>
            <text:p text:style-name="P7">Other Associations : <text:span text:style-name="T3">Employee,Manager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0T17:31:39.698935743</dc:date>
    <meta:editing-duration>PT5H35M34S</meta:editing-duration>
    <meta:editing-cycles>24</meta:editing-cycles>
    <meta:document-statistic meta:table-count="2" meta:image-count="0" meta:object-count="0" meta:page-count="1" meta:paragraph-count="32" meta:word-count="70" meta:character-count="519" meta:non-whitespace-character-count="475"/>
  </office:meta>
</office:document-meta>
</file>